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cm" svg:stroke-color="#555555" draw:marker-start-width="0.2cm" draw:marker-end-width="0.2cm" svg:stroke-opacity="75%" draw:fill="solid" draw:fill-color="#555555" loext:fill-use-slide-background="false" draw:opacity="25%" draw:textarea-vertical-align="middle" fo:padding-top="0.125cm" fo:padding-bottom="0.125cm" fo:padding-left="0.25cm" fo:padding-right="0.25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9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30" style:family="graphic" style:parent-style-name="standard">
      <style:graphic-properties svg:stroke-color="#555555" draw:fill-color="#555555" draw:opacity="25%" draw:textarea-horizontal-align="justify" draw:textarea-vertical-align="middle" draw:auto-grow-height="false" fo:min-height="3.025cm" fo:min-width="1.441cm" loext:decorative="false"/>
    </style:style>
    <style:style style:name="gr31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34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36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37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8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-color="#555555" draw:opacity="25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49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8" draw:text-style-name="P13" draw:layer="layout" svg:width="7.366cm" svg:height="8.527cm" draw:transform="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9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0" draw:text-style-name="P16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31" draw:text-style-name="P18" draw:layer="layout" svg:width="28.049cm" svg:height="4.715cm" svg:x="0.398cm" svg:y="0.657cm">
          <draw:text-box>
            <text:p text:style-name="P17"><text:span text:style-name="T3"></text:span><text:span text:style-name="T4"></text:span><text:span text:style-name="T5"></text:span><text:span text:style-name="T4"></text:span><text:span text:style-name="T5"></text:span><text:span text:style-name="T4"></text:span><text:span text:style-name="T4">?  +</text:span></text:p>
            <text:p text:style-name="P17"><text:span text:style-name="T4"/></text:p>
            <text:p text:style-name="P17"><text:span text:style-name="T4"></text:span><text:span text:style-name="T4">$</text:span><text:span text:style-name="T5"></text:span><text:span text:style-name="T4"></text:span></text:p>
            <text:p text:style-name="P17"><text:span text:style-name="T4"/></text:p>
            <text:p text:style-name="P17"><text:span text:style-name="T4"></text:span><text:span text:style-name="T6"></text:span><text:span text:style-name="T4"></text:span><text:span text:style-name="T6"></text:span><text:span text:style-name="T4"></text:span><text:span text:style-name="T6"></text:span></text:p>
            <text:p text:style-name="P17"><text:span text:style-name="T4"/></text:p>
            <text:p text:style-name="P17"><text:span text:style-name="T4"></text:span><text:span text:style-name="T5"></text:span></text:p>
            <text:p text:style-name="P17"><text:span text:style-name="T4"/></text:p>
            <text:p text:style-name="P17"><text:span text:style-name="T4"></text:span><text:span text:style-name="T5"></text:span><text:span text:style-name="T4"></text:span></text:p>
          </draw:text-box>
        </draw:frame>
        <draw:custom-shape draw:style-name="gr32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34" draw:text-style-name="P4" draw:layer="layout" svg:x1="23.088cm" svg:y1="3.963cm" svg:x2="25.537cm" svg:y2="3.963cm">
          <text:p/>
        </draw:line>
        <draw:custom-shape draw:style-name="gr35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36" draw:text-style-name="P20" draw:layer="layout" svg:width="7.366cm" svg:height="8.527cm" draw:transform="skewX (-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37" draw:text-style-name="P1" draw:layer="layout" svg:width="7.366cm" svg:height="8.527cm" draw:transform="skewX (-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38" draw:text-style-name="P21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6H12M48S</meta:editing-duration>
    <meta:editing-cycles>24</meta:editing-cycles>
    <meta:generator>LibreOffice/7.6.4.1$Linux_X86_64 LibreOffice_project/60$Build-1</meta:generator>
    <dc:title>A4LandscapeDejavu</dc:title>
    <dc:date>2024-02-01T23:10:00.574913126</dc:date>
    <meta:print-date>2024-01-24T20:46:40.384039008</meta:print-date>
    <meta:printed-by>PDF files</meta:printed-by>
    <meta:document-statistic meta:object-count="275"/>
    <meta:user-defined meta:name="Author">PGLPM</meta:user-defined>
  </office:meta>
</office:document-meta>
</file>